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/>
          <table:table-cell office:value-type="string" calcext:value-type="string">
            <text:p>r dominant</text:p>
          </table:table-cell>
          <table:table-cell office:value-type="string" calcext:value-type="string">
            <text:p>m dominant</text:p>
          </table:table-cell>
          <table:table-cell office:value-type="string" calcext:value-type="string">
            <text:p>m and r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office:value-type="float" office:value="1401" calcext:value-type="float">
            <text:p>1401</text:p>
          </table:table-cell>
          <table:table-cell office:value-type="float" office:value="25994" calcext:value-type="float">
            <text:p>25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063633" calcext:value-type="float">
            <text:p>0.063633</text:p>
          </table:table-cell>
          <table:table-cell office:value-type="float" office:value="0.023373" calcext:value-type="float">
            <text:p>0.023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0.068332" calcext:value-type="float">
            <text:p>0.068332</text:p>
          </table:table-cell>
          <table:table-cell office:value-type="float" office:value="0.011439" calcext:value-type="float">
            <text:p>0.011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percentage" office:value="0.25" calcext:value-type="percentage">
            <text:p>25.00%</text:p>
          </table:table-cell>
          <table:table-cell office:value-type="float" office:value="0.023465" calcext:value-type="float">
            <text:p>0.023465</text:p>
          </table:table-cell>
          <table:table-cell office:value-type="float" office:value="0.010915" calcext:value-type="float">
            <text:p>0.010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percentage" office:value="0.5" calcext:value-type="percentage">
            <text:p>50.00%</text:p>
          </table:table-cell>
          <table:table-cell office:value-type="float" office:value="0.03402" calcext:value-type="float">
            <text:p>0.03402</text:p>
          </table:table-cell>
          <table:table-cell office:value-type="float" office:value="0.03068" calcext:value-type="float">
            <text:p>0.03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percentage" office:value="0.75" calcext:value-type="percentage">
            <text:p>75.00%</text:p>
          </table:table-cell>
          <table:table-cell office:value-type="float" office:value="0.084512" calcext:value-type="float">
            <text:p>0.084512</text:p>
          </table:table-cell>
          <table:table-cell office:value-type="float" office:value="0.032249" calcext:value-type="float">
            <text:p>0.032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0.258865" calcext:value-type="float">
            <text:p>0.258865</text:p>
          </table:table-cell>
          <table:table-cell office:value-type="float" office:value="0.033652" calcext:value-type="float">
            <text:p>0.03365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3">00/00/0000</text:date>, <text:time style:data-style-name="N2" text:time-value="09:27:27.2481928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12T16:49:37.340747303</meta:creation-date>
    <dc:date>2023-04-13T10:33:12.883704736</dc:date>
    <meta:editing-duration>PT43M46S</meta:editing-duration>
    <meta:editing-cycles>2</meta:editing-cycles>
    <meta:generator>LibreOffice/6.0.7.3$Linux_X86_64 LibreOffice_project/00m0$Build-3</meta:generator>
    <meta:document-statistic meta:table-count="1" meta:cell-count="35" meta:object-count="0"/>
  </office:meta>
</office:document-meta>
</file>